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6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1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style:text-underline-style="none" fo:font-weight="bold" style:font-weight-asian="bold"/>
    </style:style>
    <style:style style:name="T37" style:family="text">
      <style:text-properties fo:font-size="10pt" style:font-size-asian="10pt" style:language-asian="zh" style:country-asian="TW" style:font-size-complex="10pt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fo:language="en" fo:country="none"/>
    </style:style>
    <style:style style:name="T40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9"/>
      <text:p text:style-name="P40"><text:span text:style-name="T30">Type:</text:span><text:span text:style-name="T29"> </text:span><text:span text:style-name="T28">Personal dosimeter</text:span><text:span text:style-name="T27"> AT3509C</text:span><text:span text:style-name="T25"><text:tab/></text:span><text:span text:style-name="T30">Date of calibration</text:span><text:span text:style-name="T26">:</text:span><text:span text:style-name="T25"> <text:s/></text:span><text:span text:style-name="T27">$date</text:span></text:p>
      <text:p text:style-name="P4"/>
      <text:p text:style-name="P7">S/n: <text:span text:style-name="T23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5.0 Sv/h</text:span></text:p>
      <text:p text:style-name="P11"/>
      <text:p text:style-name="P8">Measurement error:</text:p>
      <text:p text:style-name="P6"><text:span text:style-name="T32">0.1 </text:span><text:span text:style-name="T33">µ</text:span><text:span text:style-name="T32">Sv/h – 0.99 </text:span><text:span text:style-name="T33">µ</text:span><text:span text:style-name="T32">Sv/h – </text:span><text:span text:style-name="T34">±</text:span><text:span text:style-name="T31">30</text:span><text:span text:style-name="T35">%</text:span><text:span text:style-name="T36">, </text:span></text:p>
      <text:p text:style-name="P6"><text:span text:style-name="T32">1 </text:span><text:span text:style-name="T33">µ</text:span><text:span text:style-name="T32">Sv/h – 5 Sv/h – </text:span><text:span text:style-name="T34">±</text:span><text:span text:style-name="T31">15</text:span><text:span text:style-name="T35">%</text:span></text:p>
      <text:p text:style-name="P5"/>
      <text:p text:style-name="P8">Operating conditions:</text:p>
      <text:list xml:id="list6176196912719766378" text:style-name="L1">
        <text:list-item>
          <text:p text:style-name="P52"><text:span text:style-name="T11">Air temperature<text:tab/></text:span><text:span text:style-name="T22"><text:tab/><text:tab/><text:tab/>+</text:span><text:span text:style-name="T11">$temp</text:span><text:span text:style-name="T22"> °</text:span><text:span text:style-name="T11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1"><text:span text:style-name="Знак_20_примечания"><text:span text:style-name="T2">$facility_13+11eng;</text:span></text:span></text:p>
      <text:p text:style-name="P41"><text:span text:style-name="Знак_20_примечания"><text:span text:style-name="T37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6">AT3509C (</text:span><text:span text:style-name="T40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1">Ḣ</text:span><text:span text:style-name="T18">oi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2"><text:span text:style-name="T3">Dose rate measurement at check point</text:span>,</text:p>
            <text:p text:style-name="P32"><text:span text:style-name="T21">Ḣ</text:span><text:span text:style-name="T38">*</text:span><text:span text:style-name="T18">i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39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3">3</text:span></text:p>
          </table:table-cell>
          <table:table-cell table:style-name="t1.B3" office:value-type="string">
            <text:p text:style-name="P13">$1-d<text:span text:style-name="T13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3">m30</text:span></text:p>
              <text:p text:style-name="P33">$1-<text:span text:style-name="T13">m31</text:span></text:p>
              <text:p text:style-name="P33">$1-<text:span text:style-name="T13">m32</text:span></text:p>
              <text:p text:style-name="P33">$1-<text:span text:style-name="T13">m33</text:span></text:p>
              <text:p text:style-name="P33">$1-<text:span text:style-name="T13">m34</text:span></text:p>
            </text:section>
          </table:table-cell>
          <table:table-cell table:style-name="t1.B3" office:value-type="string">
            <text:p text:style-name="P13">$1-av<text:span text:style-name="T13">3</text:span></text:p>
          </table:table-cell>
          <table:table-cell table:style-name="t1.B3" office:value-type="string">
            <text:p text:style-name="P13">$1-o<text:span text:style-name="T13">3</text:span></text:p>
          </table:table-cell>
          <table:table-cell table:style-name="t1.B3" office:value-type="string">
            <text:p text:style-name="P13">$1-q<text:span text:style-name="T13">3</text:span></text:p>
          </table:table-cell>
          <table:table-cell table:style-name="t1.B3" office:value-type="string">
            <text:p text:style-name="P13">$1-do<text:span text:style-name="T13">3</text:span></text:p>
          </table:table-cell>
          <table:table-cell table:style-name="t1.I3" office:value-type="string">
            <text:p text:style-name="P20">±<text:span text:style-name="T13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3">4</text:span></text:p>
          </table:table-cell>
          <table:table-cell table:style-name="t1.B8" office:value-type="string">
            <text:p text:style-name="P13">$1-d<text:span text:style-name="T13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3">m</text:span><text:span text:style-name="T3">4</text:span><text:span text:style-name="T13">0</text:span></text:p>
              <text:p text:style-name="P33">$1-<text:span text:style-name="T13">m</text:span><text:span text:style-name="T3">4</text:span><text:span text:style-name="T13">1</text:span></text:p>
              <text:p text:style-name="P33">$1-<text:span text:style-name="T13">m</text:span><text:span text:style-name="T3">4</text:span><text:span text:style-name="T13">2</text:span></text:p>
              <text:p text:style-name="P33">$1-<text:span text:style-name="T13">m</text:span><text:span text:style-name="T3">4</text:span><text:span text:style-name="T13">3</text:span></text:p>
              <text:p text:style-name="P33">$1-<text:span text:style-name="T13">m</text:span><text:span text:style-name="T3">4</text:span><text:span text:style-name="T13">4</text:span></text:p>
            </text:section>
          </table:table-cell>
          <table:table-cell table:style-name="t1.B8" office:value-type="string">
            <text:p text:style-name="P13">$1-av<text:span text:style-name="T13">4</text:span></text:p>
          </table:table-cell>
          <table:table-cell table:style-name="t1.B8" office:value-type="string">
            <text:p text:style-name="P13">$1-o<text:span text:style-name="T13">4</text:span></text:p>
          </table:table-cell>
          <table:table-cell table:style-name="t1.B8" office:value-type="string">
            <text:p text:style-name="P13">$1-q<text:span text:style-name="T13">4</text:span></text:p>
          </table:table-cell>
          <table:table-cell table:style-name="t1.B8" office:value-type="string">
            <text:p text:style-name="P13">$1-do<text:span text:style-name="T13">4</text:span></text:p>
          </table:table-cell>
          <table:table-cell table:style-name="t1.I8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6">AT3509C (</text:span><text:span text:style-name="T40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8">pi</text:span></text:p>
          </table:table-cell>
          <table:table-cell table:style-name="s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1"><text:span text:style-name="T4">H</text:span><text:span text:style-name="T18">pi</text:span><text:span text:style-name="T19"> meas</text:span><text:span text:style-name="T20">.</text:span><text:span text:style-name="T24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##1-<text:span text:style-name="T3">dn_</text:span><text:span text:style-name="T13">3</text:span></text:p>
          </table:table-cell>
          <table:table-cell table:style-name="s1.B4" office:value-type="string">
            <text:p text:style-name="P19"><text:s text:c="2"/>##1-<text:span text:style-name="T3">dd_</text:span><text:span text:style-name="T13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3">3</text:span></text:p>
          </table:table-cell>
          <table:table-cell table:style-name="s1.B4" office:value-type="string">
            <text:p text:style-name="P13">##1-dose<text:span text:style-name="T3">_</text:span><text:span text:style-name="T13">3</text:span></text:p>
          </table:table-cell>
          <table:table-cell table:style-name="s1.B4" office:value-type="string">
            <text:p text:style-name="P13">##1-d_res<text:span text:style-name="T3">_</text:span><text:span text:style-name="T13">3</text:span></text:p>
          </table:table-cell>
          <table:table-cell table:style-name="s1.B4" office:value-type="string">
            <text:p text:style-name="P13">##1-o_pog<text:span text:style-name="T3">_</text:span><text:span text:style-name="T13">3</text:span></text:p>
          </table:table-cell>
          <table:table-cell table:style-name="s1.B4" office:value-type="string">
            <text:p text:style-name="P13">##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µSv/h</text:span></text:p>
            <text:p text:style-name="P15">Hp(0.07)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40:32.50</dc:date>
    <meta:editing-duration>P3DT10H15M51S</meta:editing-duration>
    <meta:editing-cycles>411</meta:editing-cycles>
    <meta:generator>OpenOffice/4.1.6$Win32 OpenOffice.org_project/416m1$Build-9790</meta:generator>
    <meta:document-statistic meta:table-count="3" meta:image-count="1" meta:object-count="0" meta:page-count="1" meta:paragraph-count="176" meta:word-count="303" meta:character-count="1962"/>
  </office:meta>
</office:document-meta>
</file>